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588ee" officeooo:paragraph-rsid="001588ee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3pt" fo:font-weight="bold" officeooo:rsid="001588ee" officeooo:paragraph-rsid="001588ee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588ee" officeooo:paragraph-rsid="001588ee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V</text:p>
      <text:p text:style-name="P3">Name: <text:span text:style-name="T1">Alex</text:span></text:p>
      <text:p text:style-name="P3"><text:span text:style-name="T1"/></text:p>
      <text:p text:style-name="P3">Surname: <text:span text:style-name="T1">Sassman</text:span></text:p>
      <text:p text:style-name="P3"><text:span text:style-name="T1"/></text:p>
      <text:p text:style-name="P2">Gender:<text:span text:style-name="T1"> Male</text:span></text:p>
      <text:p text:style-name="P2"><text:span text:style-name="T1"/></text:p>
      <text:p text:style-name="P2">Cellphone Number:<text:span text:style-name="T1"> 0727836380</text:span></text:p>
      <text:p text:style-name="P2"><text:span text:style-name="T1"/></text:p>
      <text:p text:style-name="P2">Address: <text:tab/><text:span text:style-name="T1">77 Wetton Road</text:span></text:p>
      <text:p text:style-name="P2"><text:span text:style-name="T1"><text:tab/><text:tab/>Kenwyn</text:span></text:p>
      <text:p text:style-name="P2"><text:span text:style-name="T1"><text:tab/><text:tab/>7780</text:span></text:p>
      <text:p text:style-name="P2">Qualifications:<text:span text:style-name="T1"> I too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4:12:07.599117383</meta:creation-date>
    <dc:date>2020-09-10T14:20:31.078575137</dc:date>
    <meta:editing-duration>PT8M24S</meta:editing-duration>
    <meta:editing-cycles>1</meta:editing-cycles>
    <meta:document-statistic meta:table-count="0" meta:image-count="0" meta:object-count="0" meta:page-count="1" meta:paragraph-count="9" meta:word-count="19" meta:character-count="128" meta:non-whitespace-character-count="113"/>
    <meta:generator>LibreOffice/6.4.4.2$Linux_X86_64 LibreOffice_project/40$Build-2</meta:generator>
  </office:meta>
</office:document-meta>
</file>